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1.802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4909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7098in"/>
    </style:style>
    <style:style style:name="co7" style:family="table-column">
      <style:table-column-properties fo:break-before="auto" style:column-width="0.338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2402in"/>
    </style:style>
    <style:style style:name="co10" style:family="table-column">
      <style:table-column-properties fo:break-before="auto" style:column-width="1.9118in"/>
    </style:style>
    <style:style style:name="co11" style:family="table-column">
      <style:table-column-properties fo:break-before="auto" style:column-width="2.0209in"/>
    </style:style>
    <style:style style:name="co12" style:family="table-column">
      <style:table-column-properties fo:break-before="auto" style:column-width="0.3055in"/>
    </style:style>
    <style:style style:name="co13" style:family="table-column">
      <style:table-column-properties fo:break-before="auto" style:column-width="1.8354in"/>
    </style:style>
    <style:style style:name="co14" style:family="table-column">
      <style:table-column-properties fo:break-before="auto" style:column-width="3.5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104"/>
  </office:automatic-styles>
  <office:body>
    <office:spreadsheet>
      <table:table table:name="Job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row table:style-name="ro1">
          <table:table-cell table:style-name="ce1" office:value-type="string">
            <text:p>Flo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Wood</text:p>
          </table:table-cell>
          <table:table-cell table:style-name="ce1" office:value-type="string">
            <text:p>Stone</text:p>
          </table:table-cell>
          <table:table-cell table:style-name="ce1" office:value-type="string">
            <text:p>Plumbing</text:p>
          </table:table-cell>
          <table:table-cell table:style-name="ce1" office:value-type="string">
            <text:p>Electrical</text:p>
          </table:table-cell>
          <table:table-cell table:style-name="ce1" office:value-type="string">
            <text:p>Gas</text:p>
          </table:table-cell>
          <table:table-cell table:style-name="ce1" office:value-type="string">
            <text:p>Money</text:p>
          </table:table-cell>
        </table:table-row>
        <table:table-row table:style-name="ro1">
          <table:table-cell office:value-type="string">
            <text:p>Roof</text:p>
          </table:table-cell>
          <table:table-cell table:style-name="ce2" office:value-type="string">
            <text:p>Roof</text:p>
          </table:table-cell>
          <table:table-cell table:style-name="ce2" office:value-type="float" office:value="14">
            <text:p>14</text:p>
          </table:table-cell>
          <table:table-cell table:number-columns-repeated="4" table:style-name="ce2" office:value-type="float" office:value="0">
            <text:p>0</text:p>
          </table:table-cell>
          <table:table-cell table:formula="of:=([.C2]*2+[.D2]*4+[.E2]*6+[.F2]*6+[.G2]*8)*1000" office:value-type="currency" office:currency="USD" office:value="28000">
            <text:p>$28,000.00</text:p>
          </table:table-cell>
        </table:table-row>
        <table:table-row table:style-name="ro1">
          <table:table-cell office:value-type="string">
            <text:p>Attic</text:p>
          </table:table-cell>
          <table:table-cell office:value-type="string">
            <text:p>Clos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([.C3]*2+[.D3]*4+[.E3]*6+[.F3]*6+[.G3]*8)*1000" office:value-type="currency" office:currency="USD" office:value="8000">
            <text:p>$8,000.00</text:p>
          </table:table-cell>
        </table:table-row>
        <table:table-row table:style-name="ro1">
          <table:table-cell office:value-type="string">
            <text:p>Attic</text:p>
          </table:table-cell>
          <table:table-cell office:value-type="string">
            <text:p>Attic Doo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([.C4]*2+[.D4]*4+[.E4]*6+[.F4]*6+[.G4]*8)*1000" office:value-type="currency" office:currency="USD" office:value="4000">
            <text:p>$4,000.00</text:p>
          </table:table-cell>
        </table:table-row>
        <table:table-row table:style-name="ro1">
          <table:table-cell office:value-type="string">
            <text:p>Attic</text:p>
          </table:table-cell>
          <table:table-cell office:value-type="string">
            <text:p>Open Space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([.C5]*2+[.D5]*4+[.E5]*6+[.F5]*6+[.G5]*8)*1000" office:value-type="currency" office:currency="USD" office:value="16000">
            <text:p>$16,000.00</text:p>
          </table:table-cell>
        </table:table-row>
        <table:table-row table:style-name="ro1">
          <table:table-cell office:value-type="string">
            <text:p>Attic</text:p>
          </table:table-cell>
          <table:table-cell office:value-type="string">
            <text:p>Servant Quarte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6]*2+[.D6]*4+[.E6]*6+[.F6]*6+[.G6]*8)*1000" office:value-type="currency" office:currency="USD" office:value="16000">
            <text:p>$16,000.00</text:p>
          </table:table-cell>
        </table:table-row>
        <table:table-row table:style-name="ro1">
          <table:table-cell office:value-type="string">
            <text:p>Upper</text:p>
          </table:table-cell>
          <table:table-cell office:value-type="string">
            <text:p>West Balcony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([.C7]*2+[.D7]*4+[.E7]*6+[.F7]*6+[.G7]*8)*1000" office:value-type="currency" office:currency="USD" office:value="6000">
            <text:p>$6,000.00</text:p>
          </table:table-cell>
        </table:table-row>
        <table:table-row table:style-name="ro1">
          <table:table-cell office:value-type="string">
            <text:p>Upper</text:p>
          </table:table-cell>
          <table:table-cell office:value-type="string">
            <text:p>West Bedroom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8]*2+[.D8]*4+[.E8]*6+[.F8]*6+[.G8]*8)*1000" office:value-type="currency" office:currency="USD" office:value="12000">
            <text:p>$12,000.00</text:p>
          </table:table-cell>
        </table:table-row>
        <table:table-row table:style-name="ro1">
          <table:table-cell office:value-type="string">
            <text:p>Upper</text:p>
          </table:table-cell>
          <table:table-cell office:value-type="string">
            <text:p>Upstairs Bathroo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C9]*2+[.D9]*4+[.E9]*6+[.F9]*6+[.G9]*8)*1000" office:value-type="currency" office:currency="USD" office:value="18000">
            <text:p>$18,000.00</text:p>
          </table:table-cell>
        </table:table-row>
        <table:table-row table:style-name="ro1">
          <table:table-cell office:value-type="string">
            <text:p>Upper</text:p>
          </table:table-cell>
          <table:table-cell office:value-type="string">
            <text:p>Bedroom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10]*2+[.D10]*4+[.E10]*6+[.F10]*6+[.G10]*8)*1000" office:value-type="currency" office:currency="USD" office:value="12000">
            <text:p>$12,000.00</text:p>
          </table:table-cell>
        </table:table-row>
        <table:table-row table:style-name="ro1">
          <table:table-cell office:value-type="string">
            <text:p>Upper</text:p>
          </table:table-cell>
          <table:table-cell office:value-type="string">
            <text:p>Upper Stai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([.C11]*2+[.D11]*4+[.E11]*6+[.F11]*6+[.G11]*8)*1000" office:value-type="currency" office:currency="USD" office:value="8000">
            <text:p>$8,000.00</text:p>
          </table:table-cell>
        </table:table-row>
        <table:table-row table:style-name="ro1">
          <table:table-cell office:value-type="string">
            <text:p>Upper</text:p>
          </table:table-cell>
          <table:table-cell office:value-type="string">
            <text:p>Upstairs Loung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([.C12]*2+[.D12]*4+[.E12]*6+[.F12]*6+[.G12]*8)*1000" office:value-type="currency" office:currency="USD" office:value="6000">
            <text:p>$6,000.00</text:p>
          </table:table-cell>
        </table:table-row>
        <table:table-row table:style-name="ro1">
          <table:table-cell office:value-type="string">
            <text:p>Upper</text:p>
          </table:table-cell>
          <table:table-cell office:value-type="string">
            <text:p>East Bedroom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C13]*2+[.D13]*4+[.E13]*6+[.F13]*6+[.G13]*8)*1000" office:value-type="currency" office:currency="USD" office:value="12000">
            <text:p>$12,000.00</text:p>
          </table:table-cell>
        </table:table-row>
        <table:table-row table:style-name="ro1">
          <table:table-cell office:value-type="string">
            <text:p>Upper</text:p>
          </table:table-cell>
          <table:table-cell office:value-type="string">
            <text:p>East Balcony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([.C14]*2+[.D14]*4+[.E14]*6+[.F14]*6+[.G14]*8)*1000" office:value-type="currency" office:currency="USD" office:value="6000">
            <text:p>$6,000.00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Kitch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([.C15]*2+[.D15]*4+[.E15]*6+[.F15]*6+[.G15]*8)*1000" office:value-type="currency" office:currency="USD" office:value="34000">
            <text:p>$34,000.00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Dining Room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([.C16]*2+[.D16]*4+[.E16]*6+[.F16]*6+[.G16]*8)*1000" office:value-type="currency" office:currency="USD" office:value="8000">
            <text:p>$8,000.00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Ballroo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([.C17]*2+[.D17]*4+[.E17]*6+[.F17]*6+[.G17]*8)*1000" office:value-type="currency" office:currency="USD" office:value="16000">
            <text:p>$16,000.00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Front Stai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([.C18]*2+[.D18]*4+[.E18]*6+[.F18]*6+[.G18]*8)*1000" office:value-type="currency" office:currency="USD" office:value="8000">
            <text:p>$8,000.00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Bathroom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C19]*2+[.D19]*4+[.E19]*6+[.F19]*6+[.G19]*8)*1000" office:value-type="currency" office:currency="USD" office:value="12000">
            <text:p>$12,000.00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Study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([.C20]*2+[.D20]*4+[.E20]*6+[.F20]*6+[.G20]*8)*1000" office:value-type="currency" office:currency="USD" office:value="6000">
            <text:p>$6,000.00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Lib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([.C21]*2+[.D21]*4+[.E21]*6+[.F21]*6+[.G21]*8)*1000" office:value-type="currency" office:currency="USD" office:value="10000">
            <text:p>$10,000.00</text:p>
          </table:table-cell>
        </table:table-row>
        <table:table-row table:style-name="ro1">
          <table:table-cell office:value-type="string">
            <text:p>Basement</text:p>
          </table:table-cell>
          <table:table-cell office:value-type="string">
            <text:p>Closet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([.C22]*2+[.D22]*4+[.E22]*6+[.F22]*6+[.G22]*8)*1000" office:value-type="currency" office:currency="USD" office:value="12000">
            <text:p>$12,000.00</text:p>
          </table:table-cell>
        </table:table-row>
        <table:table-row table:style-name="ro1">
          <table:table-cell office:value-type="string">
            <text:p>Basement</text:p>
          </table:table-cell>
          <table:table-cell office:value-type="string">
            <text:p>Boiler Ro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23]*2+[.D23]*4+[.E23]*6+[.F23]*6+[.G23]*8)*1000" office:value-type="currency" office:currency="USD" office:value="24000">
            <text:p>$24,000.00</text:p>
          </table:table-cell>
        </table:table-row>
        <table:table-row table:style-name="ro1">
          <table:table-cell office:value-type="string">
            <text:p>Basement</text:p>
          </table:table-cell>
          <table:table-cell office:value-type="string">
            <text:p>Breaker Ro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C24]*2+[.D24]*4+[.E24]*6+[.F24]*6+[.G24]*8)*1000" office:value-type="currency" office:currency="USD" office:value="22000">
            <text:p>$22,000.00</text:p>
          </table:table-cell>
        </table:table-row>
        <table:table-row table:style-name="ro1">
          <table:table-cell office:value-type="string">
            <text:p>Basement</text:p>
          </table:table-cell>
          <table:table-cell office:value-type="string">
            <text:p>Stairs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([.C25]*2+[.D25]*4+[.E25]*6+[.F25]*6+[.G25]*8)*1000" office:value-type="currency" office:currency="USD" office:value="12000">
            <text:p>$12,000.00</text:p>
          </table:table-cell>
        </table:table-row>
        <table:table-row table:style-name="ro1">
          <table:table-cell office:value-type="string">
            <text:p>Basement</text:p>
          </table:table-cell>
          <table:table-cell office:value-type="string">
            <text:p>Open Space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([.C26]*2+[.D26]*4+[.E26]*6+[.F26]*6+[.G26]*8)*1000" office:value-type="currency" office:currency="USD" office:value="24000">
            <text:p>$24,000.00</text:p>
          </table:table-cell>
        </table:table-row>
        <table:table-row table:style-name="ro1">
          <table:table-cell office:value-type="string">
            <text:p>Basement</text:p>
          </table:table-cell>
          <table:table-cell office:value-type="string">
            <text:p>Pantry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([.C27]*2+[.D27]*4+[.E27]*6+[.F27]*6+[.G27]*8)*1000" office:value-type="currency" office:currency="USD" office:value="12000">
            <text:p>$12,000.00</text:p>
          </table:table-cell>
        </table:table-row>
        <table:table-row table:style-name="ro1">
          <table:table-cell office:value-type="string">
            <text:p>Basement</text:p>
          </table:table-cell>
          <table:table-cell office:value-type="string">
            <text:p>Servant Quart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C28]*2+[.D28]*4+[.E28]*6+[.F28]*6+[.G28]*8)*1000" office:value-type="currency" office:currency="USD" office:value="18000">
            <text:p>$18,000.00</text:p>
          </table:table-cell>
        </table:table-row>
      </table:table>
      <table:table table:name="Ev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ad Relative</text:p>
          </table:table-cell>
          <table:table-cell table:style-name="ce3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string">
            <text:p>Dead Relative</text:p>
          </table:table-cell>
          <table:table-cell table:style-name="ce3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string">
            <text:p>Dead Relative</text:p>
          </table:table-cell>
          <table:table-cell table:style-name="ce3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string">
            <text:p>Dead Relative</text:p>
          </table:table-cell>
          <table:table-cell table:style-name="ce3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string">
            <text:p>Dead Relative</text:p>
          </table:table-cell>
          <table:table-cell table:style-name="ce3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string">
            <text:p>Dead Relative</text:p>
          </table:table-cell>
          <table:table-cell table:style-name="ce3" office:value-type="currency" office:currency="USD" office:value="10000">
            <text:p>$10,00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ttery Winner!</text:p>
          </table:table-cell>
          <table:table-cell table:style-name="ce3" office:value-type="currency" office:currency="USD" office:value="50000">
            <text:p>$50,000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host Protection</text:p>
          </table:table-cell>
          <table:table-cell office:value-type="string">
            <text:p>Prevent Haunt this round.</text:p>
          </table:table-cell>
        </table:table-row>
        <table:table-row table:style-name="ro1">
          <table:table-cell/>
          <table:table-cell office:value-type="string">
            <text:p>Ghost Protection</text:p>
          </table:table-cell>
          <table:table-cell office:value-type="string">
            <text:p>Prevent Haunt this round.</text:p>
          </table:table-cell>
        </table:table-row>
        <table:table-row table:style-name="ro1">
          <table:table-cell/>
          <table:table-cell office:value-type="string">
            <text:p>Ghost Protection</text:p>
          </table:table-cell>
          <table:table-cell office:value-type="string">
            <text:p>Prevent Haunt this round.</text:p>
          </table:table-cell>
        </table:table-row>
        <table:table-row table:style-name="ro1">
          <table:table-cell/>
          <table:table-cell office:value-type="string">
            <text:p>Ghost Protection</text:p>
          </table:table-cell>
          <table:table-cell office:value-type="string">
            <text:p>Prevent Haunt this round.</text:p>
          </table:table-cell>
        </table:table-row>
        <table:table-row table:style-name="ro1">
          <table:table-cell/>
          <table:table-cell office:value-type="string">
            <text:p>Ghost Protection</text:p>
          </table:table-cell>
          <table:table-cell office:value-type="string">
            <text:p>Prevent Haunt this round.</text:p>
          </table:table-cell>
        </table:table-row>
        <table:table-row table:style-name="ro1">
          <table:table-cell/>
          <table:table-cell office:value-type="string">
            <text:p>Ghost Protection</text:p>
          </table:table-cell>
          <table:table-cell office:value-type="string">
            <text:p>Prevent Haunt this round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ppy Customer</text:p>
          </table:table-cell>
          <table:table-cell office:value-type="string">
            <text:p>Extra $1000 on job completion.</text:p>
          </table:table-cell>
        </table:table-row>
        <table:table-row table:style-name="ro1">
          <table:table-cell/>
          <table:table-cell office:value-type="string">
            <text:p>Happy Customer</text:p>
          </table:table-cell>
          <table:table-cell office:value-type="string">
            <text:p>Extra $1000 on job completion.</text:p>
          </table:table-cell>
        </table:table-row>
        <table:table-row table:style-name="ro1">
          <table:table-cell/>
          <table:table-cell office:value-type="string">
            <text:p>Happy Customer</text:p>
          </table:table-cell>
          <table:table-cell office:value-type="string">
            <text:p>Extra $1000 on job completion.</text:p>
          </table:table-cell>
        </table:table-row>
        <table:table-row table:style-name="ro1">
          <table:table-cell/>
          <table:table-cell office:value-type="string">
            <text:p>Happy Customer</text:p>
          </table:table-cell>
          <table:table-cell office:value-type="string">
            <text:p>Extra $1000 on job completion.</text:p>
          </table:table-cell>
        </table:table-row>
        <table:table-row table:style-name="ro1">
          <table:table-cell/>
          <table:table-cell office:value-type="string">
            <text:p>Happy Customer</text:p>
          </table:table-cell>
          <table:table-cell office:value-type="string">
            <text:p>Extra $1000 on job completion.</text:p>
          </table:table-cell>
        </table:table-row>
        <table:table-row table:style-name="ro1">
          <table:table-cell/>
          <table:table-cell office:value-type="string">
            <text:p>Happy Customer</text:p>
          </table:table-cell>
          <table:table-cell office:value-type="string">
            <text:p>Extra $1000 on job completion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count</text:p>
          </table:table-cell>
          <table:table-cell office:value-type="string">
            <text:p>Worker for $1000 less next round.</text:p>
          </table:table-cell>
        </table:table-row>
        <table:table-row table:style-name="ro1">
          <table:table-cell/>
          <table:table-cell office:value-type="string">
            <text:p>Discount</text:p>
          </table:table-cell>
          <table:table-cell office:value-type="string">
            <text:p>Worker for $1000 less next round.</text:p>
          </table:table-cell>
        </table:table-row>
        <table:table-row table:style-name="ro1">
          <table:table-cell/>
          <table:table-cell office:value-type="string">
            <text:p>Discount</text:p>
          </table:table-cell>
          <table:table-cell office:value-type="string">
            <text:p>Worker for $1000 less next round.</text:p>
          </table:table-cell>
        </table:table-row>
        <table:table-row table:style-name="ro1">
          <table:table-cell/>
          <table:table-cell office:value-type="string">
            <text:p>Discount</text:p>
          </table:table-cell>
          <table:table-cell office:value-type="string">
            <text:p>Worker for $1000 less next round.</text:p>
          </table:table-cell>
        </table:table-row>
        <table:table-row table:style-name="ro1">
          <table:table-cell/>
          <table:table-cell office:value-type="string">
            <text:p>Discount</text:p>
          </table:table-cell>
          <table:table-cell office:value-type="string">
            <text:p>Worker for $1000 less next round.</text:p>
          </table:table-cell>
        </table:table-row>
        <table:table-row table:style-name="ro1">
          <table:table-cell/>
          <table:table-cell office:value-type="string">
            <text:p>Discount</text:p>
          </table:table-cell>
          <table:table-cell office:value-type="string">
            <text:p>Worker for $1000 less next round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vor</text:p>
          </table:table-cell>
          <table:table-cell office:value-type="string">
            <text:p>Free Worker next round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arthquake</text:p>
          </table:table-cell>
          <table:table-cell office:value-type="string">
            <text:p>Break 1 space on each floor.</text:p>
            <text:p>Shuffle newly incomplete jobs back into the job deck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roken Piggy Bank</text:p>
          </table:table-cell>
          <table:table-cell table:style-name="ce3" office:value-type="currency" office:currency="USD" office:value="1000">
            <text:p>$1,000.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ecret Investor</text:p>
          </table:table-cell>
          <table:table-cell table:style-name="ce3" office:value-type="string">
            <text:p>Gain $1000 into your invested funds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ouble Dividends</text:p>
          </table:table-cell>
          <table:table-cell table:style-name="ce3" office:value-type="string">
            <text:p>Collect Dividends twice this round.</text:p>
            <text:p>Do not Invest this round.</text:p>
          </table:table-cell>
        </table:table-row>
        <table:table-row table:style-name="ro2" table:number-rows-repeated="2">
          <table:table-cell table:number-columns-repeated="2"/>
          <table:table-cell table:style-name="ce3"/>
        </table:table-row>
        <table:table-row table:style-name="ro2">
          <table:table-cell table:number-columns-repeated="2"/>
          <table:table-cell table:style-name="ce3"/>
        </table:table-row>
      </table:table>
      <table:table table:name="Haun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Effec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Attic Closet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Attic Door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Attic Space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Attic Servant Quarters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West Balcony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West Bedroom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Upstairs Bathroom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string">
            <text:p>Bedroom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Upper Stairs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Lounge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East Bedroom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East Balcony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Kitchen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string">
            <text:p>Dining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string">
            <text:p>Ballroom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string">
            <text:p>Front Stairs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Bathroom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string">
            <text:p>Study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string">
            <text:p>Library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string">
            <text:p>Closet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Boiler Room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Breaker Room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string">
            <text:p>Basement Stairs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string">
            <text:p>Basement Space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string">
            <text:p>Pantry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string">
            <text:p>Basement Servant Quarters</text:p>
          </table:table-cell>
          <table:table-cell office:value-type="string">
            <text:p>Break a space in this room. </text:p>
            <text:p>Shuffle a newly incomplete Job back into the Job Deck.</text:p>
          </table:table-cell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string">
            <text:p>Attic</text:p>
          </table:table-cell>
          <table:table-cell office:value-type="string">
            <text:p>Break a space on this floor. </text:p>
            <text:p>Shuffle a newly incomplete Job back into the Job Deck.</text:p>
          </table:table-cell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string">
            <text:p>Upper Floor</text:p>
          </table:table-cell>
          <table:table-cell office:value-type="string">
            <text:p>Break a space on this floor. </text:p>
            <text:p>Shuffle a newly incomplete Job back into the Job Deck.</text:p>
          </table:table-cell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string">
            <text:p>Lower Floor</text:p>
          </table:table-cell>
          <table:table-cell office:value-type="string">
            <text:p>Break a space on this floor. </text:p>
            <text:p>Shuffle a newly incomplete Job back into the Job Deck.</text:p>
          </table:table-cell>
        </table:table-row>
        <table:table-row table:style-name="ro2">
          <table:table-cell table:formula="of:=[.A31]+1" office:value-type="float" office:value="31">
            <text:p>31</text:p>
          </table:table-cell>
          <table:table-cell office:value-type="string">
            <text:p>Basement</text:p>
          </table:table-cell>
          <table:table-cell office:value-type="string">
            <text:p>Break a space on this floor. </text:p>
            <text:p>Shuffle a newly incomplete Job back into the Job Deck.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1">
          <table:table-cell/>
          <table:table-cell office:value-type="string">
            <text:p>Haunted Inspector</text:p>
          </table:table-cell>
          <table:table-cell office:value-type="string">
            <text:p>Inspector does not perform inspections this round.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  <table:table-row table:style-name="ro2">
          <table:table-cell/>
          <table:table-cell office:value-type="string">
            <text:p>Haunted Worker</text:p>
          </table:table-cell>
          <table:table-cell office:value-type="string">
            <text:p>Remove a worker from its zone.</text:p>
            <text:p>It will be unvailable during the next roun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09/07/2020</text:date>, <text:time>23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3M6S</meta:editing-duration>
    <meta:editing-cycles>3</meta:editing-cycles>
    <meta:generator>OpenOffice/4.1.7$Win32 OpenOffice.org_project/417m1$Build-9800</meta:generator>
    <dc:date>2020-09-07T23:46:23.80</dc:date>
    <meta:document-statistic meta:table-count="3" meta:cell-count="451" meta:object-count="0"/>
    <meta:user-defined meta:name="Info 1"/>
    <meta:user-defined meta:name="Info 2"/>
    <meta:user-defined meta:name="Info 3"/>
    <meta:user-defined meta:name="Info 4"/>
  </office:meta>
</office:document-meta>
</file>